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b24" officeooo:paragraph-rsid="001d9b24"/>
    </style:style>
    <style:style style:name="P2" style:family="paragraph" style:parent-style-name="Standard" style:list-style-name="L1">
      <style:text-properties officeooo:rsid="001d9b24" officeooo:paragraph-rsid="001d9b24"/>
    </style:style>
    <style:style style:name="P3" style:family="paragraph" style:parent-style-name="Standard" style:list-style-name="L1">
      <style:text-properties officeooo:rsid="001e1621" officeooo:paragraph-rsid="001e1621"/>
    </style:style>
    <style:style style:name="P4" style:family="paragraph" style:parent-style-name="Standard" style:list-style-name="L1">
      <style:text-properties officeooo:rsid="0021a944" officeooo:paragraph-rsid="0021a944"/>
    </style:style>
    <style:style style:name="P5" style:family="paragraph" style:parent-style-name="Standard" style:list-style-name="L1">
      <style:text-properties officeooo:rsid="0022ded7" officeooo:paragraph-rsid="0022ded7"/>
    </style:style>
    <style:style style:name="T1" style:family="text">
      <style:text-properties officeooo:rsid="001e1621"/>
    </style:style>
    <style:style style:name="T2" style:family="text">
      <style:text-properties officeooo:rsid="0020f5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9087867233625808057" text:style-name="L1">
        <text:list-item>
          <text:p text:style-name="P2">Das Spielerflugzeug</text:p>
          <text:list>
            <text:list-item>
              <text:p text:style-name="P2">befindet sich stehts in der Mitte des Fensters</text:p>
            </text:list-item>
            <text:list-item>
              <text:p text:style-name="P2">kann sich lediglich um die eigene Achse drehen, um die Flugrichtung an zu zeigen</text:p>
            </text:list-item>
            <text:list-item>
              <text:p text:style-name="P2">Um die Bewegung darzustellen bewegt sich lediglich der Hintergrund</text:p>
            </text:list-item>
            <text:list-item>
              <text:p text:style-name="P2">wird es von einem Schuss getroffen, wird die Lebensanzahl des Spielers reduziert</text:p>
            </text:list-item>
          </text:list>
        </text:list-item>
        <text:list-item>
          <text:p text:style-name="P2">Angreifende Flugzeuge</text:p>
          <text:list>
            <text:list-item>
              <text:p text:style-name="P2">bewegen sich immer relativ zum <text:span text:style-name="T1">Hintergrund</text:span>, welches sich in der Mitte befindet</text:p>
            </text:list-item>
            <text:list-item>
              <text:p text:style-name="P2">Ihre bewegung muss d.h. mit der entgegengesetzten Bewegungsrichtung des <text:span text:style-name="T1">Hintergrund</text:span>es verrechnet werden</text:p>
            </text:list-item>
            <text:list-item>
              <text:p text:style-name="P2">werden sie von Schüssen getroffen, verschwinden sie vom Spielfeld</text:p>
            </text:list-item>
          </text:list>
        </text:list-item>
        <text:list-item>
          <text:p text:style-name="P2">Schüsse</text:p>
          <text:list>
            <text:list-item>
              <text:p text:style-name="P3">können sowohl von Spielerflugzeug als auch von angreifenden Flugzeugen erzeugt werden</text:p>
            </text:list-item>
            <text:list-item>
              <text:p text:style-name="P3">besitzen die selbe Bewegungsrichtung wie das auslösende Flugzeug, aber <text:span text:style-name="T2">evtl.</text:span> eine andere Geschwindigkeit</text:p>
            </text:list-item>
            <text:list-item>
              <text:p text:style-name="P2">müssen sich wie auch angreifende Flugzeuge relativ zum <text:span text:style-name="T1">Hintergrund</text:span> bewegen</text:p>
            </text:list-item>
            <text:list-item>
              <text:p text:style-name="P2">sind in ihrer Richtung allerdings unveränderlich</text:p>
            </text:list-item>
            <text:list-item>
              <text:p text:style-name="P3">sind angreifenden Flugzeugen d.h. sehr ähnlich</text:p>
            </text:list-item>
          </text:list>
        </text:list-item>
        <text:list-item>
          <text:p text:style-name="P2">Der Hintergrund</text:p>
          <text:list>
            <text:list-item>
              <text:p text:style-name="P2">bewegt sich entgegengesetzt zur Flugrichtung des Spielerflugzeuges</text:p>
            </text:list-item>
            <text:list-item>
              <text:p text:style-name="P3">besteht aus mehreren Objekten, die sich ausschließllich mit Fluggeschwindigkeit und Gegenrichtung des Spielerflugzeuges bewegen</text:p>
            </text:list-item>
          </text:list>
        </text:list-item>
        <text:list-item>
          <text:p text:style-name="P4">Das Spielende</text:p>
          <text:list>
            <text:list-item>
              <text:p text:style-name="P4">ist erreicht, wenn alle gegnerischen Flugzeuge zerstört sind</text:p>
            </text:list-item>
            <text:list-item>
              <text:p text:style-name="P4">das eigene Flugzeug alle Leben verloren hat</text:p>
            </text:list-item>
            <text:list-item>
              <text:p text:style-name="P4">oder in den roten Bereich am Spielfeldrand fliegt</text:p>
            </text:list-item>
          </text:list>
        </text:list-item>
        <text:list-item>
          <text:p text:style-name="P5">Das Menü</text:p>
          <text:list>
            <text:list-item>
              <text:p text:style-name="P5">Es vier Menüs:</text:p>
              <text:list>
                <text:list-item>
                  <text:p text:style-name="P5">Das Startmenü</text:p>
                  <text:list>
                    <text:list-item>
                      <text:p text:style-name="P5">Wechsel zwischen Levels</text:p>
                    </text:list-item>
                    <text:list-item>
                      <text:p text:style-name="P5">Wechsel zwischen Skins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Das Pausenmenü</text:p>
                </text:list-item>
                <text:list-item>
                  <text:p text:style-name="P5">Das Verloren-Menü</text:p>
                </text:list-item>
                <text:list-item>
                  <text:p text:style-name="P5">Das Gewonnen-Menü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7:33:58.195442568</meta:creation-date>
    <meta:generator>LibreOffice/5.1.6.2$Windows_x86 LibreOffice_project/07ac168c60a517dba0f0d7bc7540f5afa45f0909</meta:generator>
    <dc:date>2018-05-16T10:56:40.700000000</dc:date>
    <meta:editing-duration>PT42M32S</meta:editing-duration>
    <meta:editing-cycles>4</meta:editing-cycles>
    <meta:document-statistic meta:table-count="0" meta:image-count="0" meta:object-count="0" meta:page-count="1" meta:paragraph-count="31" meta:word-count="225" meta:character-count="1454" meta:non-whitespace-character-count="1290"/>
  </office:meta>
</office:document-meta>
</file>